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8e76" draw:textarea-horizontal-align="justify" draw:textarea-vertical-align="middle" draw:auto-grow-height="false" fo:min-height="1.6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0.338cm" fo:min-width="1.742cm"/>
    </style:style>
    <style:style style:name="gr3" style:family="graphic" style:parent-style-name="standard">
      <style:graphic-properties draw:fill-color="#89c765" draw:textarea-horizontal-align="justify" draw:textarea-vertical-align="middle" draw:auto-grow-height="false" fo:min-height="3.55cm" fo:min-width="3.8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1.65cm" fo:min-width="3.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65cm" fo:min-width="3.8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0.75cm" fo:min-width="2.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0" style:family="graphic" style:parent-style-name="objectwithoutfill">
      <style:graphic-properties draw:stroke="dash" draw:stroke-dash="Ultrafine_20_2_20_Dots_20_3_20_Dashes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68e76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c2e0a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3cm" svg:height="1.9cm" svg:x="4.3cm" svg:y="5.6cm">
          <text:p text:style-name="P1">TIM7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cm" svg:height="1.9cm" svg:x="10cm" svg:y="5.6cm">
          <text:p text:style-name="P1">TIM4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cm" svg:height="1.05cm" draw:transform="rotate (1.57184352434609) translate (16.004cm 9.2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xml:id="id2" draw:id="id2" draw:layer="layout" svg:width="4.3cm" svg:height="3.8cm" svg:x="19cm" svg:y="5.7cm">
          <text:p text:style-name="P1">ADC1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3cm" svg:height="1.9cm" svg:x="15.9cm" svg:y="12.3cm"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3cm" svg:height="1.9cm" svg:x="9cm" svg:y="12.3cm">
          <text:p text:style-name="P1">Mem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2.9cm" svg:height="1cm" svg:x="19.1cm" svg:y="8.4cm">
          <text:p text:style-name="P1"><text:span text:style-name="T1">ADC_DR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6cm" svg:y1="6.5cm" svg:x2="10cm" svg:y2="6.5cm">
          <text:p/>
        </draw:line>
        <draw:connector draw:style-name="gr7" draw:text-style-name="P7" draw:layer="layout" svg:x1="17.051cm" svg:y1="7.199cm" svg:x2="19cm" svg:y2="7.6cm" draw:start-shape="id1" draw:start-glue-point="5" draw:end-shape="id2" draw:end-glue-point="3" svg:d="M17051 7199h976v401h973" svg:viewBox="0 0 1950 402">
          <text:p/>
        </draw:connector>
        <draw:connector draw:style-name="gr7" draw:text-style-name="P7" draw:layer="layout" svg:x1="14.3cm" svg:y1="6.55cm" svg:x2="16cm" svg:y2="7.201cm" draw:start-shape="id3" draw:start-glue-point="1" draw:end-shape="id1" draw:end-glue-point="7" svg:d="M14300 6550h850v651h850" svg:viewBox="0 0 1701 652">
          <text:p/>
        </draw:connector>
        <draw:connector draw:style-name="gr7" draw:text-style-name="P7" draw:layer="layout" svg:x1="21.15cm" svg:y1="9.5cm" svg:x2="20.2cm" svg:y2="13.25cm" draw:start-shape="id2" draw:start-glue-point="2" draw:end-shape="id4" draw:end-glue-point="1" svg:d="M21150 9500v3750h-950" svg:viewBox="0 0 951 3751">
          <text:p/>
        </draw:connector>
        <draw:connector draw:style-name="gr8" draw:text-style-name="P1" draw:layer="layout" svg:x1="20.55cm" svg:y1="9.4cm" svg:x2="18.05cm" svg:y2="12.3cm" draw:start-shape="id5" draw:start-glue-point="2" draw:end-shape="id4" draw:end-glue-point="0" svg:d="M20550 9400v1450h-2500v1450" svg:viewBox="0 0 2501 2901">
          <text:p/>
        </draw:connector>
        <draw:connector draw:style-name="gr8" draw:text-style-name="P1" draw:layer="layout" svg:x1="15.9cm" svg:y1="13.25cm" svg:x2="13.3cm" svg:y2="13.25cm" draw:start-shape="id4" draw:start-glue-point="3" draw:end-shape="id6" draw:end-glue-point="1" svg:d="M15900 13250h-2600" svg:viewBox="0 0 2601 1">
          <text:p/>
        </draw:connector>
        <draw:line draw:style-name="gr7" draw:text-style-name="P7" draw:layer="layout" svg:x1="26cm" svg:y1="7cm" svg:x2="23.3cm" svg:y2="7cm">
          <text:p/>
        </draw:line>
        <draw:custom-shape draw:style-name="gr9" draw:text-style-name="P7" draw:layer="layout" svg:width="0.5cm" svg:height="0.5cm" svg:x="26.1cm" svg:y="6.7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6.3cm" svg:y1="2.1cm" svg:x2="26.3cm" svg:y2="18.9cm">
          <text:p/>
        </draw:line>
        <draw:line draw:style-name="gr11" draw:text-style-name="P7" draw:layer="layout" svg:x1="26.6cm" svg:y1="6.9cm" svg:x2="28cm" svg:y2="6.9cm">
          <text:p/>
        </draw:line>
        <draw:frame draw:style-name="gr12" draw:text-style-name="P8" draw:layer="layout" svg:width="2.085cm" svg:height="0.725cm" svg:x="21.315cm" svg:y="10.6cm">
          <draw:text-box>
            <text:p><text:span text:style-name="T2">Request</text:span></text:p>
          </draw:text-box>
        </draw:frame>
        <draw:frame draw:style-name="gr12" draw:text-style-name="P8" draw:layer="layout" svg:width="4.494cm" svg:height="0.725cm" svg:x="10cm" svg:y="4.675cm">
          <draw:text-box>
            <text:p><text:span text:style-name="T2">10x One-Pulse mode</text:span></text:p>
          </draw:text-box>
        </draw:frame>
        <draw:frame draw:style-name="gr12" draw:text-style-name="P8" draw:layer="layout" svg:width="4.875cm" svg:height="0.725cm" svg:x="3.925cm" svg:y="4.675cm">
          <draw:text-box>
            <text:p><text:span text:style-name="T2">Time base (up counter)</text:span></text:p>
          </draw:text-box>
        </draw:frame>
      </draw:page>
      <draw:page draw:name="page2" draw:style-name="dp1" draw:master-page-name="Predeterminado">
        <draw:custom-shape draw:style-name="gr1" draw:text-style-name="P2" draw:layer="layout" svg:width="4.3cm" svg:height="1.9cm" svg:x="4.301cm" svg:y="5.6cm">
          <text:p text:style-name="P1">TIM7 (Master)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3cm" svg:height="1.9cm" svg:x="10.001cm" svg:y="5.6cm">
          <text:p text:style-name="P1">TIM4 (Slave)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cm" svg:height="1.05cm" draw:transform="rotate (1.57184352434609) translate (16.005cm 9.2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xml:id="id8" draw:id="id8" draw:layer="layout" svg:width="4.3cm" svg:height="3.8cm" svg:x="19.001cm" svg:y="5.7cm">
          <text:p text:style-name="P1">ADC1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4.3cm" svg:height="1.9cm" svg:x="15.901cm" svg:y="12.3cm"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4.3cm" svg:height="1.9cm" svg:x="9.001cm" svg:y="12.3cm">
          <text:p text:style-name="P1">Mem</text:p>
          <draw:enhanced-geometry svg:viewBox="0 0 21600 21600" draw:type="rectangle" draw:enhanced-path="M 0 0 L 21600 0 21600 21600 0 21600 0 0 Z N"/>
        </draw:custom-shape>
        <draw:custom-shape draw:style-name="gr6" draw:text-style-name="P6" xml:id="id11" draw:id="id11" draw:layer="layout" svg:width="2.9cm" svg:height="1cm" svg:x="19.101cm" svg:y="8.4cm">
          <text:p text:style-name="P1"><text:span text:style-name="T1">ADC_DR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601cm" svg:y1="6.5cm" svg:x2="10.001cm" svg:y2="6.5cm">
          <text:p/>
        </draw:line>
        <draw:connector draw:style-name="gr7" draw:text-style-name="P7" draw:layer="layout" svg:x1="17.052cm" svg:y1="7.199cm" svg:x2="19.001cm" svg:y2="7.6cm" draw:start-shape="id7" draw:start-glue-point="5" draw:end-shape="id8" draw:end-glue-point="3" svg:d="M17052 7199h976v401h973" svg:viewBox="0 0 1950 402">
          <text:p/>
        </draw:connector>
        <draw:connector draw:style-name="gr7" draw:text-style-name="P7" draw:layer="layout" svg:x1="14.301cm" svg:y1="6.55cm" svg:x2="16.001cm" svg:y2="7.201cm" draw:start-shape="id9" draw:start-glue-point="1" draw:end-shape="id7" draw:end-glue-point="7" svg:d="M14301 6550h850v651h850" svg:viewBox="0 0 1701 652">
          <text:p/>
        </draw:connector>
        <draw:connector draw:style-name="gr7" draw:text-style-name="P7" draw:layer="layout" svg:x1="21.151cm" svg:y1="9.5cm" svg:x2="20.201cm" svg:y2="13.25cm" draw:start-shape="id8" draw:start-glue-point="2" draw:end-shape="id10" draw:end-glue-point="1" svg:d="M21151 9500v3750h-950" svg:viewBox="0 0 951 3751">
          <text:p/>
        </draw:connector>
        <draw:connector draw:style-name="gr8" draw:text-style-name="P1" draw:layer="layout" svg:x1="20.551cm" svg:y1="9.4cm" svg:x2="18.051cm" svg:y2="12.3cm" draw:start-shape="id11" draw:start-glue-point="2" draw:end-shape="id10" draw:end-glue-point="0" svg:d="M20551 9400v1450h-2500v1450" svg:viewBox="0 0 2501 2901">
          <text:p/>
        </draw:connector>
        <draw:connector draw:style-name="gr8" draw:text-style-name="P1" draw:layer="layout" svg:x1="15.901cm" svg:y1="13.25cm" svg:x2="13.301cm" svg:y2="13.25cm" draw:start-shape="id10" draw:start-glue-point="3" draw:end-shape="id12" draw:end-glue-point="1" svg:d="M15901 13250h-2600" svg:viewBox="0 0 2601 1">
          <text:p/>
        </draw:connector>
        <draw:line draw:style-name="gr7" draw:text-style-name="P7" draw:layer="layout" svg:x1="26.001cm" svg:y1="7cm" svg:x2="23.301cm" svg:y2="7cm">
          <text:p/>
        </draw:line>
        <draw:custom-shape draw:style-name="gr9" draw:text-style-name="P7" draw:layer="layout" svg:width="0.5cm" svg:height="0.5cm" svg:x="26.101cm" svg:y="6.7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6.301cm" svg:y1="2.1cm" svg:x2="26.301cm" svg:y2="18.9cm">
          <text:p/>
        </draw:line>
        <draw:line draw:style-name="gr11" draw:text-style-name="P7" draw:layer="layout" svg:x1="26.601cm" svg:y1="6.9cm" svg:x2="28.001cm" svg:y2="6.9cm">
          <text:p/>
        </draw:line>
        <draw:frame draw:style-name="gr12" draw:text-style-name="P8" draw:layer="layout" svg:width="2.085cm" svg:height="0.725cm" svg:x="21.316cm" svg:y="10.6cm">
          <draw:text-box>
            <text:p><text:span text:style-name="T2">Request</text:span></text:p>
          </draw:text-box>
        </draw:frame>
        <draw:frame draw:style-name="gr12" draw:text-style-name="P8" draw:layer="layout" svg:width="4.494cm" svg:height="0.725cm" svg:x="10.001cm" svg:y="4.675cm">
          <draw:text-box>
            <text:p><text:span text:style-name="T2">10x One-Pulse mode</text:span></text:p>
          </draw:text-box>
        </draw:frame>
        <draw:frame draw:style-name="gr12" draw:text-style-name="P8" draw:layer="layout" svg:width="4.875cm" svg:height="0.725cm" svg:x="3.926cm" svg:y="4.675cm">
          <draw:text-box>
            <text:p><text:span text:style-name="T2">Time base (up counter)</text:span></text:p>
          </draw:text-box>
        </draw:frame>
        <draw:frame draw:style-name="gr12" draw:text-style-name="P8" draw:layer="layout" svg:width="8.596cm" svg:height="0.725cm" svg:x="15.2cm" svg:y="2.175cm">
          <draw:text-box>
            <text:p><text:span text:style-name="T2">Trigger ADC with Capture/compare module</text:span></text:p>
          </draw:text-box>
        </draw:frame>
        <draw:line draw:style-name="gr7" draw:text-style-name="P7" draw:layer="layout" svg:x1="18.1cm" svg:y1="3.1cm" svg:x2="17.6cm" svg:y2="6.9cm">
          <text:p/>
        </draw:line>
        <draw:frame draw:style-name="gr12" draw:text-style-name="P8" draw:layer="layout" svg:width="9.506cm" svg:height="2.621cm" svg:x="4.5cm" svg:y="1.7cm">
          <draw:text-box>
            <text:p><text:span text:style-name="T2">Each time counter matches the value in</text:span></text:p>
            <text:p><text:span text:style-name="T2">capture/compare register it triggers the ADC,</text:span></text:p>
            <text:p><text:span text:style-name="T2">and it stops after the 10th UE (as it corresponds</text:span></text:p>
            <text:p><text:span text:style-name="T2">when workin in One-Pulse mode). This means</text:span></text:p>
            <text:p><text:span text:style-name="T2">That it triggers the ADC 10 times.</text:span></text:p>
          </draw:text-box>
        </draw:frame>
        <draw:line draw:style-name="gr7" draw:text-style-name="P7" draw:layer="layout" svg:x1="11.6cm" svg:y1="3.6cm" svg:x2="12.1cm" svg:y2="4.7cm">
          <text:p/>
        </draw:line>
        <draw:frame draw:style-name="gr12" draw:text-style-name="P8" draw:layer="layout" svg:width="9.121cm" svg:height="1.673cm" svg:x="1.4cm" svg:y="8.5cm">
          <draw:text-box>
            <text:p><text:span text:style-name="T2">Configured in Master mode to trigger the</text:span></text:p>
            <text:p><text:span text:style-name="T2">sampling of x samples every each configured </text:span></text:p>
            <text:p><text:span text:style-name="T2">period of time.</text:span></text:p>
          </draw:text-box>
        </draw:frame>
        <draw:line draw:style-name="gr7" draw:text-style-name="P7" draw:layer="layout" svg:x1="2.8cm" svg:y1="8.2cm" svg:x2="4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4:14:43.996000000</meta:creation-date>
    <dc:date>2018-02-28T18:20:49.407000000</dc:date>
    <meta:editing-duration>PT4H6M10S</meta:editing-duration>
    <meta:editing-cycles>5</meta:editing-cycles>
    <meta:generator>LibreOffice/5.4.2.2$Windows_X86_64 LibreOffice_project/22b09f6418e8c2d508a9eaf86b2399209b0990f4</meta:generator>
    <meta:document-statistic meta:object-count="46"/>
  </office:meta>
</office:document-meta>
</file>